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7fd5" officeooo:paragraph-rsid="001d7fd5"/>
    </style:style>
    <style:style style:name="P2" style:family="paragraph" style:parent-style-name="Standard">
      <style:text-properties officeooo:rsid="001e3053" officeooo:paragraph-rsid="001e3053"/>
    </style:style>
    <style:style style:name="P3" style:family="paragraph" style:parent-style-name="Standard">
      <style:text-properties officeooo:rsid="0022ab91" officeooo:paragraph-rsid="0022ab91"/>
    </style:style>
    <style:style style:name="P4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d7fd5" officeooo:paragraph-rsid="001d7fd5"/>
    </style:style>
    <style:style style:name="T1" style:family="text">
      <style:text-properties officeooo:rsid="001e3053"/>
    </style:style>
    <style:style style:name="T2" style:family="text">
      <style:text-properties officeooo:rsid="001fd578"/>
    </style:style>
    <style:style style:name="T3" style:family="text">
      <style:text-properties officeooo:rsid="0020eaf2"/>
    </style:style>
    <style:style style:name="T4" style:family="text">
      <style:text-properties officeooo:rsid="00212a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am currently studying my Diploma of IT at Coder Academy in Brisbane. So far have learnt the Command Line, Git, Ruby, HTML and CSS. To date we have completed a Ruby App Assessment (which can be found on <text:span text:style-name="T2">my</text:span> Projects page) as well as <text:span text:style-name="T2">my</text:span> Portfolio Website. </text:p>
      <text:p text:style-name="P1"/>
      <text:p text:style-name="P1">I have enjoyed being part of a close-knit team environment and have met some of the most <text:span text:style-name="T3">incredible</text:span> people! Attending a boot-camp has been challenging at times, but I love that I get to learn each day.</text:p>
      <text:p text:style-name="P1"/>
      <text:p text:style-name="P1">Upon completion of our course, we will have learnt full-stack development with a very hands-on approach. There is also an opportunity to <text:span text:style-name="T1">take part in an internship ... which will be amazing. </text:span></text:p>
      <text:p text:style-name="P4"/>
      <text:p text:style-name="P1"/>
      <text:p text:style-name="P2">Prior to starting my Diploma of IT, I completed the following short courses at USC:</text:p>
      <text:p text:style-name="P2"/>
      <text:p text:style-name="P2">HTML &amp; CSS for Beginners </text:p>
      <text:p text:style-name="P2">Website Creation with WordPress</text:p>
      <text:p text:style-name="P2"/>
      <text:p text:style-name="P2">I also <text:span text:style-name="T4">have </text:span>some experience in online sales and auctions during my employment at Wine Empire and Empire Auctions back in 2008.</text:p>
      <text:p text:style-name="P2">Some of my other experience includes photo editing with Adobe Photoshop and CorelDraw whi<text:span text:style-name="T4">ch</text:span> I <text:span text:style-name="T4">used while</text:span> work<text:span text:style-name="T4">ing</text:span> as a CAD Technician <text:span text:style-name="T4">back in 2000 – 2002.</text:span></text:p>
      <text:p text:style-name="P2"/>
      <text:p text:style-name="P3">I have attended the following workshops:</text:p>
      <text:p text:style-name="P3"/>
      <text:p text:style-name="P3">Rails Girls (August 2018) </text:p>
      <text:p text:style-name="P3">NodeGirls (September 2018)</text:p>
      <text:p text:style-name="P3">Muses (March 2019)</text:p>
      <text:p text:style-name="P3"/>
      <text:p text:style-name="P3">I am also looking forward to attending Rails Girls in March 2019 as well as doing my first Hackathon – Angular Hack Day in June 2019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21:19:54.430423547</meta:creation-date>
    <meta:generator>LibreOffice/6.1.5.2$Linux_X86_64 LibreOffice_project/10$Build-2</meta:generator>
    <dc:date>2019-05-22T22:02:38.656491936</dc:date>
    <meta:editing-duration>PT16M40S</meta:editing-duration>
    <meta:editing-cycles>6</meta:editing-cycles>
    <meta:document-statistic meta:table-count="0" meta:image-count="0" meta:object-count="0" meta:page-count="1" meta:paragraph-count="13" meta:word-count="230" meta:character-count="1308" meta:non-whitespace-character-count="1085"/>
  </office:meta>
</office:document-meta>
</file>